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ff" svg:stroke-opacity="20%" draw:stroke-linejoin="round" svg:stroke-linecap="butt" draw:fill="solid" draw:fill-color="#0000ff" draw:opacity="20%"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412cm" fo:min-width="1.635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1.63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12cm" fo:min-width="1.09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12cm" fo:min-width="0.853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12cm" fo:min-width="5.383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12cm" fo:min-width="0.785cm" fo:padding-top="0cm" fo:padding-bottom="0cm" fo:padding-left="0cm" fo:padding-right="0cm"/>
      <style:paragraph-properties style:writing-mode="lr-tb"/>
    </style:style>
    <style:style style:name="gr11"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12"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3" style:family="graphic" style:parent-style-name="standard">
      <style:graphic-properties draw:stroke="dash" draw:stroke-dash="stroke-dash30" svg:stroke-width="0.052cm" svg:stroke-color="#000000" draw:stroke-linejoin="round" svg:stroke-linecap="butt" draw:fill="none" fo:padding-top="0.026cm" fo:padding-bottom="0.026cm" fo:padding-left="0.026cm" fo:padding-right="0.026cm"/>
    </style:style>
    <style:style style:name="gr14"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5" style:family="graphic" style:parent-style-name="standard">
      <style:graphic-properties draw:stroke="none" draw:fill="none" draw:textarea-horizontal-align="left" draw:textarea-vertical-align="top" draw:auto-grow-height="true" draw:auto-grow-width="true" fo:min-height="0.412cm" fo:min-width="1.268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12cm" fo:min-width="0.858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ff" draw:opacity="20%"/>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paragraph-properties fo:text-align="start" style:writing-mode="lr-tb"/>
      <style:text-properties fo:font-size="10pt" style:font-size-asian="10pt" style:font-size-complex="10pt"/>
    </style:style>
    <style:style style:name="T1" style:family="text">
      <style:text-properties fo:color="#000000" loext:opacity="100%" style:font-name="DejaVuSans1" fo:font-size="10pt" style:font-size-asian="10pt" style:font-name-complex="DejaVuSans1" style:font-size-complex="10pt"/>
    </style:style>
    <style:style style:name="T2" style:family="text">
      <style:text-properties fo:color="#0000ff" loext:opacity="100%" style:font-name="DejaVuSans1" fo:font-size="10pt" style:font-size-asian="10pt" style:font-name-complex="DejaVu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8.618cm" svg:height="7.671cm" svg:x="1.191cm" svg:y="1.219cm" svg:viewBox="0 0 28619 7672" draw:points="0,7672 28619,7672 28619,0 0,0">
          <text:p/>
        </draw:polygon>
        <draw:polygon draw:style-name="gr2" draw:text-style-name="P2" draw:layer="layout" svg:width="25.613cm" svg:height="7.306cm" svg:x="3.38cm" svg:y="1.584cm" svg:viewBox="0 0 25614 7307" draw:points="0,65 0,293 225,303 451,273 676,278 899,338 1124,418 1350,315 1572,509 1798,523 2023,485 2248,472 2471,542 2697,543 2922,637 3145,664 3370,658 3595,722 3821,764 4044,724 4269,841 4494,908 4720,992 4943,941 5168,901 5393,924 5616,1187 5841,1273 6067,1096 6292,1114 6515,1201 6740,1162 6968,1328 7191,1461 7416,1368 7642,1309 7867,1496 8090,1664 8315,1502 8541,1776 8766,1453 8989,1859 9214,1999 9439,2007 9662,2353 9888,2800 10113,2521 10338,2993 10561,2827 10786,3256 11012,2938 11235,3304 11460,3279 11685,3223 11911,3615 12134,3546 12359,3738 12584,3474 12810,4257 13032,3929 13258,3780 13483,3690 13706,4136 13931,3981 14157,4373 14382,4698 14605,4521 14830,4423 15056,4681 15278,5386 15504,4866 15729,4925 15954,4774 16177,5527 16403,4682 16628,5113 16853,4993 17076,5073 17301,4529 17527,4190 17750,4341 17975,4409 18200,4345 18426,4630 18649,4551 18874,4151 19099,4854 19325,4974 19547,5335 19773,5180 19998,5820 20221,5529 20446,5004 20672,5487 20897,5395 21120,5967 21345,5819 21571,5549 21793,6311 22019,6433 22244,6742 22469,6711 22692,6333 22918,6328 23143,6119 23368,6488 23591,6576 23817,6920 24042,6865 24265,6703 24490,6768 24715,6908 24941,6696 25164,6772 25389,6825 25614,7307 25614,5668 25389,6117 25164,6186 24941,6246 24715,6213 24490,6174 24265,6073 24042,6002 23817,5880 23591,5628 23368,5920 23143,5460 22918,5726 22692,5193 22469,5054 22244,5343 22019,5057 21793,4777 21571,4269 21345,4315 21120,4553 20897,4033 20672,4010 20446,3626 20221,3996 19998,3866 19773,3545 19547,3730 19325,3676 19099,2863 18874,3260 18649,2823 18426,3424 18200,3077 17975,3547 17750,2763 17527,2656 17301,3431 17076,3554 16853,3191 16628,2524 16403,2824 16177,3564 15954,3418 15729,3598 15504,2656 15278,3558 15056,3447 14830,3097 14605,2735 14382,2982 14157,2975 13931,2580 13706,2822 13483,2603 13258,2473 13032,2690 12810,2678 12584,2571 12359,2176 12134,2501 11911,2668 11685,1451 11460,2463 11235,2223 11012,2226 10786,1750 10561,1546 10338,1478 10113,1658 9888,1622 9662,1098 9439,1353 9214,1192 8989,1269 8766,1149 8541,1286 8315,1081 8090,830 7867,824 7642,840 7416,843 7191,936 6968,860 6740,754 6515,757 6292,821 6067,770 5841,575 5616,743 5393,688 5168,602 4943,689 4720,672 4494,620 4269,553 4044,387 3821,455 3595,377 3370,412 3145,349 2922,203 2697,236 2471,303 2248,251 2023,234 1798,233 1572,149 1350,166 1124,198 899,63 676,111 451,43 225,0">
          <text:p/>
        </draw:polygon>
        <draw:polygon draw:style-name="gr3" draw:text-style-name="P3" draw:layer="layout" svg:width="0cm" svg:height="0.122cm" svg:x="3.38cm" svg:y="8.89cm" svg:viewBox="0 0 0 123" draw:points="0,0 0,123">
          <text:p/>
        </draw:polygon>
        <draw:line draw:style-name="gr4" draw:text-style-name="P4" draw:layer="layout" svg:x1="3.38cm" svg:y1="8.89cm" svg:x2="3.38cm" svg:y2="9.013cm">
          <text:p/>
        </draw:line>
        <draw:polygon draw:style-name="gr3" draw:text-style-name="P3" draw:layer="layout" svg:width="0cm" svg:height="0.122cm" svg:x="7.874cm" svg:y="8.89cm" svg:viewBox="0 0 0 123" draw:points="0,0 0,123">
          <text:p/>
        </draw:polygon>
        <draw:line draw:style-name="gr4" draw:text-style-name="P4" draw:layer="layout" svg:x1="7.874cm" svg:y1="8.89cm" svg:x2="7.874cm" svg:y2="9.013cm">
          <text:p/>
        </draw:line>
        <draw:frame draw:style-name="gr5" draw:text-style-name="P6" draw:layer="layout" svg:width="1.635cm" svg:height="0.412cm" svg:x="2.966cm" svg:y="9.077cm">
          <draw:text-box>
            <text:p text:style-name="P5"><text:span text:style-name="T1">579</text:span></text:p>
          </draw:text-box>
        </draw:frame>
        <draw:polygon draw:style-name="gr3" draw:text-style-name="P3" draw:layer="layout" svg:width="0cm" svg:height="0.122cm" svg:x="12.366cm" svg:y="8.89cm" svg:viewBox="0 0 0 123" draw:points="0,0 0,123">
          <text:p/>
        </draw:polygon>
        <draw:line draw:style-name="gr4" draw:text-style-name="P4" draw:layer="layout" svg:x1="12.366cm" svg:y1="8.89cm" svg:x2="12.366cm" svg:y2="9.013cm">
          <text:p/>
        </draw:line>
        <draw:frame draw:style-name="gr6" draw:text-style-name="P6" draw:layer="layout" svg:width="1.636cm" svg:height="0.412cm" svg:x="7.46cm" svg:y="9.077cm">
          <draw:text-box>
            <text:p text:style-name="P5"><text:span text:style-name="T1">479</text:span></text:p>
          </draw:text-box>
        </draw:frame>
        <draw:polygon draw:style-name="gr3" draw:text-style-name="P3" draw:layer="layout" svg:width="0cm" svg:height="0.122cm" svg:x="16.861cm" svg:y="8.89cm" svg:viewBox="0 0 0 123" draw:points="0,0 0,123">
          <text:p/>
        </draw:polygon>
        <draw:line draw:style-name="gr4" draw:text-style-name="P4" draw:layer="layout" svg:x1="16.861cm" svg:y1="8.89cm" svg:x2="16.861cm" svg:y2="9.013cm">
          <text:p/>
        </draw:line>
        <draw:frame draw:style-name="gr6" draw:text-style-name="P6" draw:layer="layout" svg:width="1.636cm" svg:height="0.412cm" svg:x="11.952cm" svg:y="9.077cm">
          <draw:text-box>
            <text:p text:style-name="P5"><text:span text:style-name="T1">379</text:span></text:p>
          </draw:text-box>
        </draw:frame>
        <draw:polygon draw:style-name="gr3" draw:text-style-name="P3" draw:layer="layout" svg:width="0cm" svg:height="0.122cm" svg:x="21.353cm" svg:y="8.89cm" svg:viewBox="0 0 0 123" draw:points="0,0 0,123">
          <text:p/>
        </draw:polygon>
        <draw:line draw:style-name="gr4" draw:text-style-name="P4" draw:layer="layout" svg:x1="21.353cm" svg:y1="8.89cm" svg:x2="21.353cm" svg:y2="9.013cm">
          <text:p/>
        </draw:line>
        <draw:frame draw:style-name="gr5" draw:text-style-name="P6" draw:layer="layout" svg:width="1.635cm" svg:height="0.412cm" svg:x="16.447cm" svg:y="9.077cm">
          <draw:text-box>
            <text:p text:style-name="P5"><text:span text:style-name="T1">279</text:span></text:p>
          </draw:text-box>
        </draw:frame>
        <draw:polygon draw:style-name="gr3" draw:text-style-name="P3" draw:layer="layout" svg:width="0cm" svg:height="0.122cm" svg:x="25.847cm" svg:y="8.89cm" svg:viewBox="0 0 0 123" draw:points="0,0 0,123">
          <text:p/>
        </draw:polygon>
        <draw:line draw:style-name="gr4" draw:text-style-name="P4" draw:layer="layout" svg:x1="25.847cm" svg:y1="8.89cm" svg:x2="25.847cm" svg:y2="9.013cm">
          <text:p/>
        </draw:line>
        <draw:frame draw:style-name="gr5" draw:text-style-name="P6" draw:layer="layout" svg:width="1.635cm" svg:height="0.412cm" svg:x="20.939cm" svg:y="9.077cm">
          <draw:text-box>
            <text:p text:style-name="P5"><text:span text:style-name="T1">179</text:span></text:p>
          </draw:text-box>
        </draw:frame>
        <draw:polygon draw:style-name="gr3" draw:text-style-name="P3" draw:layer="layout" svg:width="0cm" svg:height="0.122cm" svg:x="29.397cm" svg:y="8.89cm" svg:viewBox="0 0 0 123" draw:points="0,0 0,123">
          <text:p/>
        </draw:polygon>
        <draw:line draw:style-name="gr4" draw:text-style-name="P4" draw:layer="layout" svg:x1="29.397cm" svg:y1="8.89cm" svg:x2="29.397cm" svg:y2="9.013cm">
          <text:p/>
        </draw:line>
        <draw:frame draw:style-name="gr7" draw:text-style-name="P6" draw:layer="layout" svg:width="1.093cm" svg:height="0.412cm" svg:x="25.604cm" svg:y="9.077cm">
          <draw:text-box>
            <text:p text:style-name="P5"><text:span text:style-name="T1">79</text:span></text:p>
          </draw:text-box>
        </draw:frame>
        <draw:frame draw:style-name="gr8" draw:text-style-name="P6" draw:layer="layout" svg:width="0.853cm" svg:height="0.412cm" svg:x="29.325cm" svg:y="9.077cm">
          <draw:text-box>
            <text:p text:style-name="P5"><text:span text:style-name="T1">0</text:span></text:p>
          </draw:text-box>
        </draw:frame>
        <draw:polygon draw:style-name="gr3" draw:text-style-name="P3" draw:layer="layout" svg:width="0.299cm" svg:height="0cm" svg:x="1.781cm" svg:y="8.054cm" svg:viewBox="0 0 300 0" draw:points="300,0 0,0">
          <text:p/>
        </draw:polygon>
        <draw:line draw:style-name="gr4" draw:text-style-name="P4" draw:layer="layout" svg:x1="2.081cm" svg:y1="8.054cm" svg:x2="1.781cm" svg:y2="8.054cm">
          <text:p/>
        </draw:line>
        <draw:frame draw:style-name="gr9" draw:text-style-name="P6" draw:layer="layout" svg:width="5.383cm" svg:height="0.412cm" svg:x="12.809cm" svg:y="9.56cm">
          <draw:text-box>
            <text:p text:style-name="P5"><text:span text:style-name="T1">Number of remaining samples</text:span></text:p>
          </draw:text-box>
        </draw:frame>
        <draw:polygon draw:style-name="gr3" draw:text-style-name="P3" draw:layer="layout" svg:width="0.299cm" svg:height="0cm" svg:x="1.781cm" svg:y="7.172cm" svg:viewBox="0 0 300 0" draw:points="300,0 0,0">
          <text:p/>
        </draw:polygon>
        <draw:line draw:style-name="gr4" draw:text-style-name="P4" draw:layer="layout" svg:x1="2.081cm" svg:y1="7.172cm" svg:x2="1.781cm" svg:y2="7.172cm">
          <text:p/>
        </draw:line>
        <draw:frame draw:style-name="gr10" draw:text-style-name="P6" draw:layer="layout" svg:width="0.785cm" svg:height="0.412cm" svg:x="0.873cm" svg:y="7.861cm">
          <draw:text-box>
            <text:p text:style-name="P5"><text:span text:style-name="T1">0.50</text:span></text:p>
          </draw:text-box>
        </draw:frame>
        <draw:polygon draw:style-name="gr3" draw:text-style-name="P3" draw:layer="layout" svg:width="0.299cm" svg:height="0cm" svg:x="1.781cm" svg:y="6.29cm" svg:viewBox="0 0 300 0" draw:points="300,0 0,0">
          <text:p/>
        </draw:polygon>
        <draw:line draw:style-name="gr4" draw:text-style-name="P4" draw:layer="layout" svg:x1="2.081cm" svg:y1="6.29cm" svg:x2="1.781cm" svg:y2="6.29cm">
          <text:p/>
        </draw:line>
        <draw:frame draw:style-name="gr10" draw:text-style-name="P6" draw:layer="layout" svg:width="0.785cm" svg:height="0.412cm" svg:x="0.873cm" svg:y="6.979cm">
          <draw:text-box>
            <text:p text:style-name="P5"><text:span text:style-name="T1">0.55</text:span></text:p>
          </draw:text-box>
        </draw:frame>
        <draw:polygon draw:style-name="gr3" draw:text-style-name="P3" draw:layer="layout" svg:width="0.299cm" svg:height="0cm" svg:x="1.781cm" svg:y="5.409cm" svg:viewBox="0 0 300 0" draw:points="300,0 0,0">
          <text:p/>
        </draw:polygon>
        <draw:line draw:style-name="gr4" draw:text-style-name="P4" draw:layer="layout" svg:x1="2.081cm" svg:y1="5.409cm" svg:x2="1.781cm" svg:y2="5.409cm">
          <text:p/>
        </draw:line>
        <draw:frame draw:style-name="gr10" draw:text-style-name="P6" draw:layer="layout" svg:width="0.785cm" svg:height="0.412cm" svg:x="0.873cm" svg:y="6.097cm">
          <draw:text-box>
            <text:p text:style-name="P5"><text:span text:style-name="T1">0.60</text:span></text:p>
          </draw:text-box>
        </draw:frame>
        <draw:polygon draw:style-name="gr3" draw:text-style-name="P3" draw:layer="layout" svg:width="0.299cm" svg:height="0cm" svg:x="1.781cm" svg:y="4.527cm" svg:viewBox="0 0 300 0" draw:points="300,0 0,0">
          <text:p/>
        </draw:polygon>
        <draw:line draw:style-name="gr4" draw:text-style-name="P4" draw:layer="layout" svg:x1="2.081cm" svg:y1="4.527cm" svg:x2="1.781cm" svg:y2="4.527cm">
          <text:p/>
        </draw:line>
        <draw:frame draw:style-name="gr10" draw:text-style-name="P6" draw:layer="layout" svg:width="0.785cm" svg:height="0.412cm" svg:x="0.873cm" svg:y="5.216cm">
          <draw:text-box>
            <text:p text:style-name="P5"><text:span text:style-name="T1">0.65</text:span></text:p>
          </draw:text-box>
        </draw:frame>
        <draw:polygon draw:style-name="gr3" draw:text-style-name="P3" draw:layer="layout" svg:width="0.299cm" svg:height="0cm" svg:x="1.781cm" svg:y="3.645cm" svg:viewBox="0 0 300 0" draw:points="300,0 0,0">
          <text:p/>
        </draw:polygon>
        <draw:line draw:style-name="gr4" draw:text-style-name="P4" draw:layer="layout" svg:x1="2.081cm" svg:y1="3.645cm" svg:x2="1.781cm" svg:y2="3.645cm">
          <text:p/>
        </draw:line>
        <draw:frame draw:style-name="gr10" draw:text-style-name="P6" draw:layer="layout" svg:width="0.785cm" svg:height="0.412cm" svg:x="0.873cm" svg:y="4.334cm">
          <draw:text-box>
            <text:p text:style-name="P5"><text:span text:style-name="T1">0.70</text:span></text:p>
          </draw:text-box>
        </draw:frame>
        <draw:polygon draw:style-name="gr3" draw:text-style-name="P3" draw:layer="layout" svg:width="0.299cm" svg:height="0cm" svg:x="1.781cm" svg:y="2.763cm" svg:viewBox="0 0 300 0" draw:points="300,0 0,0">
          <text:p/>
        </draw:polygon>
        <draw:line draw:style-name="gr4" draw:text-style-name="P4" draw:layer="layout" svg:x1="2.081cm" svg:y1="2.763cm" svg:x2="1.781cm" svg:y2="2.763cm">
          <text:p/>
        </draw:line>
        <draw:frame draw:style-name="gr10" draw:text-style-name="P6" draw:layer="layout" svg:width="0.785cm" svg:height="0.412cm" svg:x="0.873cm" svg:y="3.452cm">
          <draw:text-box>
            <text:p text:style-name="P5"><text:span text:style-name="T1">0.75</text:span></text:p>
          </draw:text-box>
        </draw:frame>
        <draw:polygon draw:style-name="gr3" draw:text-style-name="P3" draw:layer="layout" svg:width="0.299cm" svg:height="0cm" svg:x="1.781cm" svg:y="1.882cm" svg:viewBox="0 0 300 0" draw:points="300,0 0,0">
          <text:p/>
        </draw:polygon>
        <draw:line draw:style-name="gr4" draw:text-style-name="P4" draw:layer="layout" svg:x1="2.081cm" svg:y1="1.882cm" svg:x2="1.781cm" svg:y2="1.882cm">
          <text:p/>
        </draw:line>
        <draw:frame draw:style-name="gr10" draw:text-style-name="P6" draw:layer="layout" svg:width="0.785cm" svg:height="0.412cm" svg:x="0.873cm" svg:y="2.57cm">
          <draw:text-box>
            <text:p text:style-name="P5"><text:span text:style-name="T1">0.80</text:span></text:p>
          </draw:text-box>
        </draw:frame>
        <draw:frame draw:style-name="gr10" draw:text-style-name="P6" draw:layer="layout" svg:width="0.785cm" svg:height="0.412cm" svg:x="0.873cm" svg:y="1.689cm">
          <draw:text-box>
            <text:p text:style-name="P5"><text:span text:style-name="T1">0.85</text:span></text:p>
          </draw:text-box>
        </draw:frame>
        <draw:line draw:style-name="gr11" draw:text-style-name="P4" draw:layer="layout" svg:x1="24.049cm" svg:y1="8.89cm" svg:x2="24.049cm" svg:y2="1.219cm">
          <text:p/>
        </draw:line>
        <draw:line draw:style-name="gr11" draw:text-style-name="P4" draw:layer="layout" svg:x1="23.376cm" svg:y1="8.89cm" svg:x2="23.376cm" svg:y2="1.219cm">
          <text:p/>
        </draw:line>
        <draw:line draw:style-name="gr11" draw:text-style-name="P4" draw:layer="layout" svg:x1="25.622cm" svg:y1="8.89cm" svg:x2="25.622cm" svg:y2="1.219cm">
          <text:p/>
        </draw:line>
        <draw:line draw:style-name="gr11" draw:text-style-name="P4" draw:layer="layout" svg:x1="27.419cm" svg:y1="8.89cm" svg:x2="27.419cm" svg:y2="1.219cm">
          <text:p/>
        </draw:line>
        <draw:line draw:style-name="gr11" draw:text-style-name="P4" draw:layer="layout" svg:x1="27.194cm" svg:y1="8.89cm" svg:x2="27.194cm" svg:y2="1.219cm">
          <text:p/>
        </draw:line>
        <draw:line draw:style-name="gr11" draw:text-style-name="P4" draw:layer="layout" svg:x1="26.969cm" svg:y1="8.89cm" svg:x2="26.969cm" svg:y2="1.219cm">
          <text:p/>
        </draw:line>
        <draw:line draw:style-name="gr11" draw:text-style-name="P4" draw:layer="layout" svg:x1="25.622cm" svg:y1="8.89cm" svg:x2="25.622cm" svg:y2="1.219cm">
          <text:p/>
        </draw:line>
        <draw:line draw:style-name="gr11" draw:text-style-name="P4" draw:layer="layout" svg:x1="22.477cm" svg:y1="8.89cm" svg:x2="22.477cm" svg:y2="1.219cm">
          <text:p/>
        </draw:line>
        <draw:line draw:style-name="gr11" draw:text-style-name="P4" draw:layer="layout" svg:x1="25.622cm" svg:y1="8.89cm" svg:x2="25.622cm" svg:y2="1.219cm">
          <text:p/>
        </draw:line>
        <draw:line draw:style-name="gr11" draw:text-style-name="P4" draw:layer="layout" svg:x1="20.006cm" svg:y1="8.89cm" svg:x2="20.006cm" svg:y2="1.219cm">
          <text:p/>
        </draw:line>
        <draw:polyline draw:style-name="gr12" draw:text-style-name="P4" draw:layer="layout" svg:width="25.613cm" svg:height="6.408cm" svg:x="3.38cm" svg:y="1.736cm" svg:viewBox="0 0 25614 6409" draw:points="0,27 225,0 451,6 676,42 899,49 1124,156 1350,88 1572,177 1798,226 2023,207 2248,209 2471,271 2697,238 2922,268 3145,355 3370,383 3595,397 3821,457 4044,404 4269,545 4494,612 4720,680 4943,663 5168,600 5393,654 5616,813 5841,772 6067,781 6292,815 6515,827 6740,806 6968,942 7191,1046 7416,954 7642,922 7867,1008 8090,1095 8315,1139 8541,1379 8766,1149 8989,1412 9214,1443 9439,1529 9662,1574 9888,2059 10113,1938 10338,2084 10561,2035 10786,2352 11012,2430 11235,2612 11460,2719 11685,2186 11911,2989 12134,2872 12359,2805 12584,2871 12810,3316 13032,3157 13258,2974 13483,2995 13706,3327 13931,3129 14157,3522 14382,3688 14605,3476 14830,3608 15056,3912 15278,4320 15504,3609 15729,4109 15954,3944 16177,4394 16403,3601 16628,3667 16853,3940 17076,4161 17301,3828 17527,3271 17750,3400 17975,3826 18200,3559 18426,3875 18649,3535 18874,3554 19099,3707 19325,4173 19547,4381 19773,4210 19998,4691 20221,4610 20446,4163 20672,4596 20897,4562 21120,5108 21345,4915 21571,4757 21793,5392 22019,5593 22244,5890 22469,5730 22692,5611 22918,5875 23143,5638 23368,6052 23591,5950 23817,6248 24042,6282 24265,6236 24490,6319 24715,6409 24941,6319 25164,6327 25389,6319 25614,6335">
          <text:p/>
        </draw:polyline>
        <draw:line draw:style-name="gr13" draw:text-style-name="P4" draw:layer="layout" svg:x1="29.397cm" svg:y1="8.054cm" svg:x2="3.831cm" svg:y2="8.054cm">
          <text:p/>
        </draw:line>
        <draw:line draw:style-name="gr14" draw:text-style-name="P4" draw:layer="layout" svg:x1="2.081cm" svg:y1="8.89cm" svg:x2="2.081cm" svg:y2="1.219cm">
          <text:p/>
        </draw:line>
        <draw:line draw:style-name="gr14" draw:text-style-name="P4" draw:layer="layout" svg:x1="30.698cm" svg:y1="8.89cm" svg:x2="30.698cm" svg:y2="1.219cm">
          <text:p/>
        </draw:line>
        <draw:line draw:style-name="gr14" draw:text-style-name="P4" draw:layer="layout" svg:x1="2.081cm" svg:y1="8.89cm" svg:x2="30.697cm" svg:y2="8.89cm">
          <text:p/>
        </draw:line>
        <draw:line draw:style-name="gr14" draw:text-style-name="P4" draw:layer="layout" svg:x1="2.081cm" svg:y1="1.219cm" svg:x2="30.697cm" svg:y2="1.219cm">
          <text:p/>
        </draw:line>
        <draw:polygon draw:style-name="gr3" draw:text-style-name="P3" draw:layer="layout" svg:width="0cm" svg:height="0.123cm" svg:x="24.049cm" svg:y="1.095cm" svg:viewBox="0 0 0 124" draw:points="0,124 0,0">
          <text:p/>
        </draw:polygon>
        <draw:frame draw:style-name="gr15" draw:text-style-name="P6" draw:layer="layout" svg:width="1.268cm" svg:height="0.412cm" draw:transform="rotate (1.5707963267949) translate (0.331cm 5.689cm)">
          <draw:text-box>
            <text:p text:style-name="P5"><text:span text:style-name="T1">AUROC</text:span></text:p>
          </draw:text-box>
        </draw:frame>
        <draw:polygon draw:style-name="gr3" draw:text-style-name="P3" draw:layer="layout" svg:width="0cm" svg:height="0.123cm" svg:x="23.376cm" svg:y="1.095cm" svg:viewBox="0 0 0 124" draw:points="0,124 0,0">
          <text:p/>
        </draw:polygon>
        <draw:line draw:style-name="gr4" draw:text-style-name="P4" draw:layer="layout" svg:x1="23.376cm" svg:y1="1.219cm" svg:x2="23.376cm" svg:y2="1.095cm">
          <text:p/>
        </draw:line>
        <draw:polygon draw:style-name="gr3" draw:text-style-name="P3" draw:layer="layout" svg:width="0cm" svg:height="0.123cm" svg:x="25.622cm" svg:y="1.095cm" svg:viewBox="0 0 0 124" draw:points="0,124 0,0">
          <text:p/>
        </draw:polygon>
        <draw:line draw:style-name="gr4" draw:text-style-name="P4" draw:layer="layout" svg:x1="25.622cm" svg:y1="1.219cm" svg:x2="25.622cm" svg:y2="1.095cm">
          <text:p/>
        </draw:line>
        <draw:frame draw:style-name="gr5" draw:text-style-name="P6" draw:layer="layout" svg:width="1.635cm" svg:height="0.412cm" svg:x="22.962cm" svg:y="0.572cm">
          <draw:text-box>
            <text:p text:style-name="P5"><text:span text:style-name="T2">134</text:span></text:p>
          </draw:text-box>
        </draw:frame>
        <draw:polygon draw:style-name="gr3" draw:text-style-name="P3" draw:layer="layout" svg:width="0cm" svg:height="0.123cm" svg:x="27.419cm" svg:y="1.095cm" svg:viewBox="0 0 0 124" draw:points="0,124 0,0">
          <text:p/>
        </draw:polygon>
        <draw:polygon draw:style-name="gr3" draw:text-style-name="P3" draw:layer="layout" svg:width="0cm" svg:height="0.123cm" svg:x="27.194cm" svg:y="1.095cm" svg:viewBox="0 0 0 124" draw:points="0,124 0,0">
          <text:p/>
        </draw:polygon>
        <draw:line draw:style-name="gr4" draw:text-style-name="P4" draw:layer="layout" svg:x1="27.194cm" svg:y1="1.219cm" svg:x2="27.194cm" svg:y2="1.095cm">
          <text:p/>
        </draw:line>
        <draw:polygon draw:style-name="gr3" draw:text-style-name="P3" draw:layer="layout" svg:width="0cm" svg:height="0.123cm" svg:x="26.969cm" svg:y="1.095cm" svg:viewBox="0 0 0 124" draw:points="0,124 0,0">
          <text:p/>
        </draw:polygon>
        <draw:frame draw:style-name="gr7" draw:text-style-name="P6" draw:layer="layout" svg:width="1.093cm" svg:height="0.412cm" svg:x="26.951cm" svg:y="0.572cm">
          <draw:text-box>
            <text:p text:style-name="P5"><text:span text:style-name="T2">49</text:span></text:p>
          </draw:text-box>
        </draw:frame>
        <draw:polygon draw:style-name="gr3" draw:text-style-name="P3" draw:layer="layout" svg:width="0cm" svg:height="0.123cm" svg:x="25.622cm" svg:y="1.095cm" svg:viewBox="0 0 0 124" draw:points="0,124 0,0">
          <text:p/>
        </draw:polygon>
        <draw:line draw:style-name="gr4" draw:text-style-name="P4" draw:layer="layout" svg:x1="25.622cm" svg:y1="1.219cm" svg:x2="25.622cm" svg:y2="1.095cm">
          <text:p/>
        </draw:line>
        <draw:polygon draw:style-name="gr3" draw:text-style-name="P3" draw:layer="layout" svg:width="0cm" svg:height="0.123cm" svg:x="22.477cm" svg:y="1.095cm" svg:viewBox="0 0 0 124" draw:points="0,124 0,0">
          <text:p/>
        </draw:polygon>
        <draw:polygon draw:style-name="gr3" draw:text-style-name="P3" draw:layer="layout" svg:width="0cm" svg:height="0.123cm" svg:x="25.622cm" svg:y="1.095cm" svg:viewBox="0 0 0 124" draw:points="0,124 0,0">
          <text:p/>
        </draw:polygon>
        <draw:line draw:style-name="gr4" draw:text-style-name="P4" draw:layer="layout" svg:x1="25.622cm" svg:y1="1.219cm" svg:x2="25.622cm" svg:y2="1.095cm">
          <text:p/>
        </draw:line>
        <draw:polygon draw:style-name="gr3" draw:text-style-name="P3" draw:layer="layout" svg:width="0cm" svg:height="0.123cm" svg:x="20.006cm" svg:y="1.095cm" svg:viewBox="0 0 0 124" draw:points="0,124 0,0">
          <text:p/>
        </draw:polygon>
        <draw:line draw:style-name="gr4" draw:text-style-name="P4" draw:layer="layout" svg:x1="20.006cm" svg:y1="1.219cm" svg:x2="20.006cm" svg:y2="1.095cm">
          <text:p/>
        </draw:line>
        <draw:frame draw:style-name="gr7" draw:text-style-name="P6" draw:layer="layout" svg:width="1.093cm" svg:height="0.412cm" svg:x="25.379cm" svg:y="0.572cm">
          <draw:text-box>
            <text:p text:style-name="P5"><text:span text:style-name="T2">84</text:span></text:p>
          </draw:text-box>
        </draw:frame>
        <draw:line draw:style-name="gr14" draw:text-style-name="P4" draw:layer="layout" svg:x1="2.081cm" svg:y1="8.89cm" svg:x2="2.081cm" svg:y2="1.219cm">
          <text:p/>
        </draw:line>
        <draw:line draw:style-name="gr14" draw:text-style-name="P4" draw:layer="layout" svg:x1="30.698cm" svg:y1="8.89cm" svg:x2="30.698cm" svg:y2="1.219cm">
          <text:p/>
        </draw:line>
        <draw:line draw:style-name="gr14" draw:text-style-name="P4" draw:layer="layout" svg:x1="2.081cm" svg:y1="8.89cm" svg:x2="30.697cm" svg:y2="8.89cm">
          <text:p/>
        </draw:line>
        <draw:line draw:style-name="gr14" draw:text-style-name="P4" draw:layer="layout" svg:x1="2.081cm" svg:y1="1.219cm" svg:x2="30.697cm" svg:y2="1.219cm">
          <text:p/>
        </draw:line>
        <draw:frame draw:style-name="gr16" draw:text-style-name="P6" draw:layer="layout" svg:width="0.858cm" svg:height="0.412cm" svg:x="19.592cm" svg:y="0.572cm">
          <draw:text-box>
            <text:p text:style-name="P5"><text:span text:style-name="T2">209</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30"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3cm" fo:margin-right="0.3cm" fo:page-width="3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11-23T14:05:10.636625185</dc:date>
    <meta:editing-duration>PT2M48S</meta:editing-duration>
    <meta:editing-cycles>2</meta:editing-cycles>
    <meta:generator>LibreOffice/7.2.2.2$Linux_X86_64 LibreOffice_project/20$Build-2</meta:generator>
    <meta:document-statistic meta:object-count="89"/>
  </office:meta>
</office:document-meta>
</file>